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Глава 1: Введение в веб-разработку</text:h>
      <text:h text:style-name="Heading_20_2" text:outline-level="2">История веб-разработки</text:h>
      <text:p text:style-name="Text_20_body">Веб-разработка, как отрасль, имеет богатую историю, начиная с появления интернета. Она развивалась параллельно с технологическими изменениями и потребностями пользователей. Одним из ключевых моментов в истории веб-разработки было создание первых веб-браузеров в начале 1990-х годов, таких как Nexus и WorldWideWeb. Эти браузеры открыли двери к созданию и просмотру веб-страниц.</text:p>
      <text:h text:style-name="Heading_20_2" text:outline-level="2">Основные концепции</text:h>
      <text:h text:style-name="Heading_20_3" text:outline-level="3">Клиент-серверная модель</text:h>
      <text:p text:style-name="Text_20_body">Клиент-серверная модель является фундаментальной концепцией в сетевом программировании, на которой базируется веб-разработка. По этой модели веб-серверы предоставляют ресурсы (например, веб-страницы) клиентским приложениям (веб-браузерам) через сеть, используя различные протоколы.</text:p>
      <text:h text:style-name="Heading_20_3" text:outline-level="3">Протоколы передачи данных</text:h>
      <text:h text:style-name="Heading_20_4" text:outline-level="4">HTTP</text:h>
      <text:p text:style-name="Text_20_body">HTTP (Hypertext Transfer Protocol) является основным протоколом передачи данных в сети Интернет. Он используется для запроса и передачи веб-ресурсов, таких как HTML-страницы, из веб-сервера в веб-браузер.</text:p>
      <text:h text:style-name="Heading_20_4" text:outline-level="4">HTTPS</text:h>
      <text:p text:style-name="Text_20_body">HTTPS (Hypertext Transfer Protocol Secure) - это защищенная версия HTTP, которая обеспечивает шифрование данных, передаваемых между клиентом и сервером. Он использует протокол SSL/TLS для обеспечения конфиденциальности и целостности данных.</text:p>
      <text:h text:style-name="Heading_20_2" text:outline-level="2">Важность стандартов</text:h>
      <text:p text:style-name="Text_20_body">Стандарты играют ключевую роль в веб-разработке, поскольку они определяют правила и соглашения, с которыми должны соблюдаться веб-страницы и приложения для обеспечения их совместимости и доступности. Вот несколько основных стандартов:</text:p>
      <text:h text:style-name="Heading_20_3" text:outline-level="3">HTML (Hypertext Markup Language)</text:h>
      <text:p text:style-name="Text_20_body">HTML - это основной язык разметки для создания веб-страниц. Он определяет структуру контента с использованием различных элементов и тегов.</text:p>
      <text:h text:style-name="Heading_20_3" text:outline-level="3">CSS (Cascading Style Sheets)</text:h>
      <text:p text:style-name="Text_20_body">CSS используется для стилизации веб-страниц, определяя внешний вид и оформление элементов HTML. Он позволяет задавать цвета, шрифты, отступы и другие аспекты визуального представления страницы.</text:p>
      <text:h text:style-name="Heading_20_3" text:outline-level="3"><text:soft-page-break/>JavaScript</text:h>
      <text:p text:style-name="Text_20_body">JavaScript - это язык программирования, который используется для добавления интерактивности и динамического поведения на веб-страницах. Он позволяет создавать анимации, обрабатывать события пользователя и взаимодействовать с сервером без перезагрузки страницы.</text:p>
      <text:p text:style-name="Text_20_body">Соблюдение этих стандартов обеспечивает совместимость веб-страниц и приложений с различными браузерами и устройствами, а также обеспечивает их доступность для пользовател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3-31T01:32:49.69</dc:date>
    <meta:document-statistic meta:table-count="0" meta:image-count="0" meta:object-count="0" meta:page-count="2" meta:paragraph-count="20" meta:word-count="279" meta:character-count="2320"/>
    <dc:creator>Dima Wide</dc:creator>
    <meta:user-defined meta:name="Info 1"/>
    <meta:user-defined meta:name="Info 2"/>
    <meta:user-defined meta:name="Info 3"/>
    <meta:user-defined meta:name="Info 4"/>
  </office:meta>
</office:document-meta>
</file>